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7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1.94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829cm"/>
    </style:style>
    <style:style style:name="co6" style:family="table-column">
      <style:table-column-properties fo:break-before="auto" style:column-width="2.217cm"/>
    </style:style>
    <style:style style:name="co7" style:family="table-column">
      <style:table-column-properties fo:break-before="auto" style:column-width="1.88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0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font-name="Arial" fo:font-weight="bold" style:font-weight-asian="bold" style:font-weight-complex="bold"/>
    </style:style>
    <style:style style:name="ce12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3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15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6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15.992cm" svg:height="10.38cm" svg:x="0.118cm" svg:y="8.942cm">
            <draw:object draw:notify-on-update-of-ranges="Tabelle1.A18:Tabelle1.A18 Tabelle1.B5:Tabelle1.B16 Tabelle1.I5:Tabelle1.I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2" table:number-columns-repeated="2" table:default-cell-style-name="ce9"/>
        <table:table-column table:style-name="co5" table:default-cell-style-name="ce9"/>
        <table:table-column table:style-name="co6" table:default-cell-style-name="ce12"/>
        <table:table-column table:style-name="co7" table:default-cell-style-name="ce15"/>
        <table:table-column table:style-name="co8" table:number-columns-repeated="1015" table:default-cell-style-name="ce3"/>
        <table:table-row table:style-name="ro1">
          <table:table-cell table:style-name="ce1" office:value-type="string" table:number-columns-spanned="9" table:number-rows-spanned="1">
            <text:p>Leistungsanalyse</text:p>
          </table:table-cell>
          <table:covered-table-cell table:number-columns-repeated="3" table:style-name="ce4"/>
          <table:covered-table-cell table:number-columns-repeated="3" table:style-name="ce7"/>
          <table:covered-table-cell table:style-name="ce10"/>
          <table:covered-table-cell table:style-name="ce13"/>
          <table:table-cell table:style-name="ce16" table:number-columns-repeated="1015"/>
        </table:table-row>
        <table:table-row table:style-name="ro2">
          <table:table-cell table:style-name="ce2" office:value-type="string">
            <text:p>Programm</text:p>
          </table:table-cell>
          <table:table-cell table:style-name="ce5" office:value-type="string">
            <text:p>Anz.</text:p>
            <text:p>Threads</text:p>
          </table:table-cell>
          <table:table-cell table:style-name="ce5" office:value-type="string">
            <text:p>Anz.</text:p>
            <text:p>Interlines</text:p>
          </table:table-cell>
          <table:table-cell table:style-name="ce5" office:value-type="string">
            <text:p>Anz.</text:p>
            <text:p>Schritte</text:p>
          </table:table-cell>
          <table:table-cell table:style-name="ce8" office:value-type="string">
            <text:p>Laufzeit</text:p>
            <text:p>t1 / s</text:p>
          </table:table-cell>
          <table:table-cell table:style-name="ce8" office:value-type="string">
            <text:p>Laufzeit</text:p>
            <text:p>t2 / s</text:p>
          </table:table-cell>
          <table:table-cell table:style-name="ce8" office:value-type="string">
            <text:p>Laufzeit </text:p>
            <text:p>t3 / s</text:p>
          </table:table-cell>
          <table:table-cell table:style-name="ce11" office:value-type="string">
            <text:p>mittl.</text:p>
            <text:p>Laufzeit / s</text:p>
          </table:table-cell>
          <table:table-cell table:style-name="ce14" office:value-type="string">
            <text:p>Speedup</text:p>
          </table:table-cell>
          <table:table-cell table:style-name="ce2" table:number-columns-repeated="1015"/>
        </table:table-row>
        <table:table-row table:style-name="ro3">
          <table:table-cell office:value-type="string">
            <text:p>partdiff-seq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600">
            <text:p>600,00</text:p>
          </table:table-cell>
          <table:table-cell office:value-type="float" office:value="596">
            <text:p>596,00</text:p>
          </table:table-cell>
          <table:table-cell office:value-type="float" office:value="604">
            <text:p>604,00</text:p>
          </table:table-cell>
          <table:table-cell table:formula="of:=AVERAGE([.E3:.F3])" office:value-type="float" office:value="598">
            <text:p>598,000</text:p>
          </table:table-cell>
          <table:table-cell table:number-columns-repeated="1016"/>
        </table:table-row>
        <table:table-row table:style-name="ro3">
          <table:table-cell office:value-type="string">
            <text:p>partdiff-seq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2048">
            <text:p>2048</text:p>
          </table:table-cell>
          <table:table-cell table:number-columns-repeated="3" office:value-type="float" office:value="2046">
            <text:p>2.046,00</text:p>
          </table:table-cell>
          <table:table-cell table:formula="of:=AVERAGE([.E4:.F4])" office:value-type="float" office:value="2046">
            <text:p>2.046,000</text:p>
          </table:table-cell>
          <table:table-cell table:number-columns-repeated="1016"/>
        </table:table-row>
        <table:table-row table:style-name="ro4">
          <table:table-cell office:value-type="string">
            <text:p>partdiff-posix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636">
            <text:p>636,00</text:p>
          </table:table-cell>
          <table:table-cell office:value-type="float" office:value="639">
            <text:p>639,00</text:p>
          </table:table-cell>
          <table:table-cell office:value-type="float" office:value="636">
            <text:p>636,00</text:p>
          </table:table-cell>
          <table:table-cell table:formula="of:=AVERAGE([.E5:.F5])" office:value-type="float" office:value="637.5">
            <text:p>637,500</text:p>
          </table:table-cell>
          <table:table-cell table:formula="of:=1" office:value-type="float" office:value="1">
            <text:p>1,000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table:number-columns-repeated="3" office:value-type="float" office:value="325">
            <text:p>325,00</text:p>
          </table:table-cell>
          <table:table-cell table:formula="of:=AVERAGE([.E6:.F6])" office:value-type="float" office:value="325">
            <text:p>325,000</text:p>
          </table:table-cell>
          <table:table-cell table:formula="of:=[.H$5]/[.H6]" office:value-type="float" office:value="1.96153846153846">
            <text:p>1,962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3">
            <text:p>3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221">
            <text:p>221,00</text:p>
          </table:table-cell>
          <table:table-cell office:value-type="float" office:value="222">
            <text:p>222,00</text:p>
          </table:table-cell>
          <table:table-cell office:value-type="float" office:value="240">
            <text:p>240,00</text:p>
          </table:table-cell>
          <table:table-cell table:formula="of:=AVERAGE([.E7:.F7])" office:value-type="float" office:value="221.5">
            <text:p>221,500</text:p>
          </table:table-cell>
          <table:table-cell table:formula="of:=[.H$5]/[.H7]" office:value-type="float" office:value="2.87810383747178">
            <text:p>2,878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4">
            <text:p>4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176">
            <text:p>176,00</text:p>
          </table:table-cell>
          <table:table-cell office:value-type="float" office:value="169">
            <text:p>169,00</text:p>
          </table:table-cell>
          <table:table-cell office:value-type="float" office:value="183">
            <text:p>183,00</text:p>
          </table:table-cell>
          <table:table-cell table:formula="of:=AVERAGE([.E8:.F8])" office:value-type="float" office:value="172.5">
            <text:p>172,500</text:p>
          </table:table-cell>
          <table:table-cell table:formula="of:=[.H$5]/[.H8]" office:value-type="float" office:value="3.69565217391304">
            <text:p>3,696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5">
            <text:p>5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142">
            <text:p>142,00</text:p>
          </table:table-cell>
          <table:table-cell office:value-type="float" office:value="138">
            <text:p>138,00</text:p>
          </table:table-cell>
          <table:table-cell office:value-type="float" office:value="141">
            <text:p>141,00</text:p>
          </table:table-cell>
          <table:table-cell table:formula="of:=AVERAGE([.E9:.F9])" office:value-type="float" office:value="140">
            <text:p>140,000</text:p>
          </table:table-cell>
          <table:table-cell table:formula="of:=[.H$5]/[.H9]" office:value-type="float" office:value="4.55357142857143">
            <text:p>4,554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6">
            <text:p>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115">
            <text:p>115,00</text:p>
          </table:table-cell>
          <table:table-cell office:value-type="float" office:value="114">
            <text:p>114,00</text:p>
          </table:table-cell>
          <table:table-cell office:value-type="float" office:value="117">
            <text:p>117,00</text:p>
          </table:table-cell>
          <table:table-cell table:formula="of:=AVERAGE([.E10:.F10])" office:value-type="float" office:value="114.5">
            <text:p>114,500</text:p>
          </table:table-cell>
          <table:table-cell table:formula="of:=[.H$5]/[.H10]" office:value-type="float" office:value="5.56768558951965">
            <text:p>5,568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7">
            <text:p>7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102">
            <text:p>102,00</text:p>
          </table:table-cell>
          <table:table-cell table:number-columns-repeated="2" office:value-type="float" office:value="101">
            <text:p>101,00</text:p>
          </table:table-cell>
          <table:table-cell table:formula="of:=AVERAGE([.E11:.F11])" office:value-type="float" office:value="101.5">
            <text:p>101,500</text:p>
          </table:table-cell>
          <table:table-cell table:formula="of:=[.H$5]/[.H11]" office:value-type="float" office:value="6.2807881773399">
            <text:p>6,281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98">
            <text:p>98,00</text:p>
          </table:table-cell>
          <table:table-cell office:value-type="float" office:value="85">
            <text:p>85,00</text:p>
          </table:table-cell>
          <table:table-cell office:value-type="float" office:value="86">
            <text:p>86,00</text:p>
          </table:table-cell>
          <table:table-cell table:formula="of:=AVERAGE([.E12:.F12])" office:value-type="float" office:value="91.5">
            <text:p>91,500</text:p>
          </table:table-cell>
          <table:table-cell table:formula="of:=[.H$5]/[.H12]" office:value-type="float" office:value="6.9672131147541">
            <text:p>6,967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9">
            <text:p>9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91">
            <text:p>91,00</text:p>
          </table:table-cell>
          <table:table-cell office:value-type="float" office:value="92">
            <text:p>92,00</text:p>
          </table:table-cell>
          <table:table-cell office:value-type="float" office:value="76">
            <text:p>76,00</text:p>
          </table:table-cell>
          <table:table-cell table:formula="of:=AVERAGE([.E13:.F13])" office:value-type="float" office:value="91.5">
            <text:p>91,500</text:p>
          </table:table-cell>
          <table:table-cell table:formula="of:=[.H$5]/[.H13]" office:value-type="float" office:value="6.9672131147541">
            <text:p>6,967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10">
            <text:p>10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70">
            <text:p>70,00</text:p>
          </table:table-cell>
          <table:table-cell table:number-columns-repeated="2"/>
          <table:table-cell table:formula="of:=AVERAGE([.E14:.F14])" office:value-type="float" office:value="70">
            <text:p>70,000</text:p>
          </table:table-cell>
          <table:table-cell table:formula="of:=[.H$5]/[.H14]" office:value-type="float" office:value="9.10714285714286">
            <text:p>9,107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11">
            <text:p>11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64">
            <text:p>64,00</text:p>
          </table:table-cell>
          <table:table-cell/>
          <table:table-cell table:formula="of:=AVERAGE([.E15:.F15])" office:value-type="float" office:value="64">
            <text:p>64,000</text:p>
          </table:table-cell>
          <table:table-cell table:formula="of:=[.H$5]/[.H15]" office:value-type="float" office:value="9.9609375">
            <text:p>9,961</text:p>
          </table:table-cell>
          <table:table-cell table:number-columns-repeated="1015"/>
        </table:table-row>
        <table:table-row table:style-name="ro4">
          <table:table-cell office:value-type="string">
            <text:p>partdiff-posix</text:p>
          </table:table-cell>
          <table:table-cell office:value-type="float" office:value="12">
            <text:p>12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  <table:table-cell office:value-type="float" office:value="67">
            <text:p>67,00</text:p>
          </table:table-cell>
          <table:table-cell office:value-type="float" office:value="66">
            <text:p>66,00</text:p>
          </table:table-cell>
          <table:table-cell office:value-type="float" office:value="67">
            <text:p>67,00</text:p>
          </table:table-cell>
          <table:table-cell table:formula="of:=AVERAGE([.E16:.F16])" office:value-type="float" office:value="66.5">
            <text:p>66,500</text:p>
          </table:table-cell>
          <table:table-cell table:formula="of:=[.H$5]/[.H16]" office:value-type="float" office:value="9.58646616541353">
            <text:p>9,586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3" number:min-integer-digits="1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7T19:22:39.338000000</meta:creation-date>
    <meta:generator>LibreOffice/3.5$Linux_X86_64 LibreOffice_project/350m1$Build-2</meta:generator>
    <dc:date>2014-11-22T17:36:34</dc:date>
    <meta:editing-duration>PT1H19M13S</meta:editing-duration>
    <meta:editing-cycles>14</meta:editing-cycles>
    <dc:creator>Johannes Timm</dc:creator>
    <meta:document-statistic meta:table-count="1" meta:cell-count="1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family="Arial" style:font-style-name="Fett" fo:font-size="14pt" fo:font-weight="bold" style:font-size-asian="13pt" style:font-size-complex="13pt"/>
    </style:style>
    <style:style style:name="ch3" style:family="chart">
      <style:text-properties fo:font-family="Arial" style:font-style-name="Fett" fo:font-size="11pt" fo:font-weight="bold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3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family="Arial" style:font-style-name="Fett" fo:font-size="1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family="Arial" style:font-style-name="Fett" fo:font-size="10pt" fo:font-weight="bold" style:font-size-asian="9pt" style:font-size-complex="9pt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10.381cm" xlink:href=".." xlink:type="simple" chart:class="chart:scatter" chart:style-name="ch1">
        <chart:title svg:x="4.47cm" svg:y="0.248cm" chart:style-name="ch2">
          <text:p>Speedup mit Posix-Threads</text:p>
        </chart:title>
        <chart:subtitle svg:x="4.974cm" svg:y="1.122cm" chart:style-name="ch3">
          <text:p>im Vergleich mit einem Thread</text:p>
        </chart:subtitle>
        <chart:plot-area chart:style-name="ch4" table:cell-range-address="Tabelle1.A18:Tabelle1.A18 Tabelle1.B5:Tabelle1.B16 Tabelle1.I5:Tabelle1.I16" chart:data-source-has-labels="column" svg:x="0.655cm" svg:y="1.792cm" svg:width="15.05cm" svg:height="8.092cm">
          <chartooo:coordinate-region svg:x="1.276cm" svg:y="1.991cm" svg:width="14.243cm" svg:height="7.246cm"/>
          <chart:axis chart:dimension="x" chart:name="primary-x" chart:style-name="ch5" chartooo:axis-type="auto">
            <chart:title svg:x="6.567cm" svg:y="9.747cm" chart:style-name="ch6">
              <text:p>Anzahl Threads</text:p>
            </chart:title>
            <chart:categories table:cell-range-address="Tabelle1.A18:Tabelle1.A18"/>
            <chart:grid chart:style-name="ch7" chart:class="major"/>
          </chart:axis>
          <chart:axis chart:dimension="y" chart:name="primary-y" chart:style-name="ch8">
            <chart:title svg:x="0.002cm" svg:y="6.004cm" chart:style-name="ch9">
              <text:p>Speedup</text:p>
            </chart:title>
            <chart:grid chart:style-name="ch7" chart:class="major"/>
          </chart:axis>
          <chart:series chart:style-name="ch10" chart:values-cell-range-address="Tabelle1.I5:Tabelle1.I16" chart:class="chart:scatter">
            <chart:domain table:cell-range-address="Tabelle1.B5:Tabelle1.B16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Tabelle1.A18:Tabelle1.A18</svg:desc>
                </draw:g>
              </table:table-cell>
              <table:table-cell office:value-type="float" office:value="1">
                <text:p>1</text:p>
                <draw:g>
                  <svg:desc>Tabelle1.B5:Tabelle1.B16</svg:desc>
                </draw:g>
              </table:table-cell>
              <table:table-cell office:value-type="float" office:value="1">
                <text:p>1</text:p>
                <draw:g>
                  <svg:desc>Tabelle1.I5:Tabelle1.I16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.96153846153846">
                <text:p>1.96153846153846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2.87810383747178">
                <text:p>2.87810383747178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3.69565217391304">
                <text:p>3.6956521739130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4.55357142857143">
                <text:p>4.55357142857143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5.56768558951965">
                <text:p>5.56768558951965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6.2807881773399">
                <text:p>6.280788177339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6.9672131147541">
                <text:p>6.9672131147541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6.9672131147541">
                <text:p>6.9672131147541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9.10714285714286">
                <text:p>9.10714285714286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9.9609375">
                <text:p>9.9609375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9.58646616541353">
                <text:p>9.586466165413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